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>
      <number:year number:calendar="ROC" number:style="long"/>
      <number:text>/</number:text>
      <number:month number:calendar="ROC" number:style="long"/>
      <number:text>/</number:text>
      <number:day number:calendar="ROC"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ds Sheet" table:style-name="ta1">
        <office:forms form:automatic-focus="false" form:apply-design-mode="false"/>
        <table:table-column table:style-name="co1" table:number-columns-repeated="256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 table:number-rows-repeated="41">
          <table:table-cell table:number-columns-repeated="1023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8P0"/>
    </number:currency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00/00/00</text:date>, <text:time style:data-style-name="N2" text:time-value="23:34:15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1:50:33.710289200</meta:creation-date>
    <dc:date>2019-08-15T23:34:20.695000000</dc:date>
    <meta:editing-cycles>7</meta:editing-cycles>
    <meta:editing-duration>PT23H28M56S</meta:editing-duration>
    <meta:generator>LibreOffice/6.1.6.3$Windows_X86_64 LibreOffice_project/5896ab1714085361c45cf540f76f60673dd96a72</meta:generator>
    <meta:document-statistic meta:table-count="1" meta:cell-count="70" meta:object-count="0"/>
  </office:meta>
</office:document-meta>
</file>